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03cm" fo:min-width="1.84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  <style:text-properties style:font-name="IPAゴシック" fo:font-size="10.5pt" style:font-size-asian="10.5pt" style:font-size-complex="10.5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IPAゴシック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10cm" svg:y="3.691cm">
          <draw:text-box>
            <text:p>A </text:p>
          </draw:text-box>
        </draw:frame>
        <draw:custom-shape draw:style-name="gr2" draw:text-style-name="P3" draw:layer="layout" svg:width="3.45cm" svg:height="3.609cm" svg:x="2.65cm" svg:y="2.291cm">
          <text:p text:style-name="P2"><text:span text:style-name="T1">tf.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5T19:14:16.949807038</dc:date>
    <meta:editing-duration>PT30M51S</meta:editing-duration>
    <meta:editing-cycles>23</meta:editing-cycles>
    <meta:generator>LibreOffice/6.4.5.2$Linux_X86_64 LibreOffice_project/40$Build-2</meta:generator>
    <meta:document-statistic meta:object-count="3"/>
  </office:meta>
</office:document-meta>
</file>